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4913" officeooo:paragraph-rsid="001a4913"/>
    </style:style>
    <style:style style:name="P2" style:family="paragraph" style:parent-style-name="Standard">
      <style:paragraph-properties fo:text-align="center" style:justify-single-word="false"/>
      <style:text-properties officeooo:rsid="001a4913" officeooo:paragraph-rsid="001a4913"/>
    </style:style>
    <style:style style:name="P3" style:family="paragraph" style:parent-style-name="Standard">
      <style:text-properties fo:font-style="italic" officeooo:rsid="001a4913" officeooo:paragraph-rsid="001a4913" style:font-style-asian="italic" style:font-style-complex="italic"/>
    </style:style>
    <style:style style:name="P4" style:family="paragraph" style:parent-style-name="Standard">
      <style:text-properties officeooo:rsid="001b3ef5" officeooo:paragraph-rsid="001b3ef5"/>
    </style:style>
    <style:style style:name="P5" style:family="paragraph" style:parent-style-name="Standard">
      <style:text-properties officeooo:rsid="001b71a1" officeooo:paragraph-rsid="001b3ef5"/>
    </style:style>
    <style:style style:name="P6" style:family="paragraph" style:parent-style-name="Standard">
      <style:text-properties officeooo:rsid="001b71a1" officeooo:paragraph-rsid="001b71a1"/>
    </style:style>
    <style:style style:name="P7" style:family="paragraph" style:parent-style-name="Standard">
      <style:text-properties officeooo:rsid="001cf1d8" officeooo:paragraph-rsid="001cf1d8"/>
    </style:style>
    <style:style style:name="P8" style:family="paragraph" style:parent-style-name="Standard">
      <style:text-properties officeooo:rsid="001ec029" officeooo:paragraph-rsid="001ec029"/>
    </style:style>
    <style:style style:name="P9" style:family="paragraph" style:parent-style-name="Standard">
      <style:text-properties officeooo:rsid="0022475c" officeooo:paragraph-rsid="0022475c"/>
    </style:style>
    <style:style style:name="P10" style:family="paragraph" style:parent-style-name="Standard">
      <style:text-properties officeooo:rsid="0022d4a8" officeooo:paragraph-rsid="0022d4a8"/>
    </style:style>
    <style:style style:name="P11" style:family="paragraph" style:parent-style-name="Standard">
      <style:text-properties officeooo:rsid="0023e33f" officeooo:paragraph-rsid="0023e33f"/>
    </style:style>
    <style:style style:name="P12" style:family="paragraph" style:parent-style-name="Standard">
      <style:text-properties officeooo:rsid="002575af" officeooo:paragraph-rsid="002575af"/>
    </style:style>
    <style:style style:name="P13" style:family="paragraph" style:parent-style-name="Heading_20_3">
      <style:paragraph-properties fo:break-before="page"/>
    </style:style>
    <style:style style:name="T1" style:family="text">
      <style:text-properties style:font-name="Liberation Sans" fo:font-size="28pt" fo:font-weight="bold" officeooo:rsid="001a4913" style:font-name-asian="PingFang SC" style:font-size-asian="28pt" style:font-weight-asian="bold" style:font-name-complex="Arial Unicode MS" style:font-size-complex="28pt" style:font-weight-complex="bold"/>
    </style:style>
    <style:style style:name="T2" style:family="text">
      <style:text-properties officeooo:rsid="001b71a1"/>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2057d9"/>
    </style:style>
    <style:style style:name="T6" style:family="text">
      <style:text-properties style:text-position="super 58%" officeooo:rsid="001cf1d8"/>
    </style:style>
    <style:style style:name="T7" style:family="text">
      <style:text-properties officeooo:rsid="001cf1d8"/>
    </style:style>
    <style:style style:name="T8" style:family="text">
      <style:text-properties fo:font-size="9pt" style:font-size-asian="9pt" style:font-size-complex="9pt"/>
    </style:style>
    <style:style style:name="T9" style:family="text">
      <style:text-properties officeooo:rsid="001ec029"/>
    </style:style>
    <style:style style:name="T10" style:family="text">
      <style:text-properties officeooo:rsid="002012e7"/>
    </style:style>
    <style:style style:name="T11" style:family="text">
      <style:text-properties officeooo:rsid="002057d9"/>
    </style:style>
    <style:style style:name="T12" style:family="text">
      <style:text-properties officeooo:rsid="0027b8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berwrong <text:span text:style-name="T1">Logic</text:span></text:p>
      <text:p text:style-name="P2">by Sven Nilsen, 2022</text:p>
      <text:p text:style-name="P1"/>
      <text:p text:style-name="P3">In this paper I present an isomorphic interpretation of Answered Modal Logic that combines impressiveness with correctness, which can be used as a more intuitive logic for reasoning. <text:span text:style-name="T9">Philosphically in sense of Heidegger, this logic also shows an interpretation of authenticity.</text:span></text:p>
      <text:p text:style-name="P1"/>
      <text:p text:style-name="P4">Uberwrong Logic is a 4-value logic defined as following:</text:p>
      <text:p text:style-name="P4"/>
      <text:p text:style-name="P4"><text:tab/>00 = unimpressively wrong = wrong</text:p>
      <text:p text:style-name="P4"><text:tab/>01 = unimpressively correct = obvious</text:p>
      <text:p text:style-name="P4"><text:tab/>10 = impressively wrong = uberwrong</text:p>
      <text:p text:style-name="P4"><text:tab/>11 = impressively correct = smart</text:p>
      <text:p text:style-name="P4"/>
      <text:p text:style-name="P4">The word “uberwrong” is a made up to describe something impressively wrong.</text:p>
      <text:p text:style-name="P4">Hence, the name of this logic comes from this new word.</text:p>
      <text:p text:style-name="P4"/>
      <text:p text:style-name="P4">Uberwrong Logic uses the same truth tables as Answered Modal Logic<text:span text:style-name="T4"><text:reference-ref text:reference-format="text" text:ref-name="answered modal logic">[1]</text:reference-ref></text:span><text:span text:style-name="T4"><text:reference-ref text:reference-format="text" text:ref-name="truth tables">[2]</text:reference-ref></text:span>.</text:p>
      <text:p text:style-name="P4"/>
      <text:p text:style-name="P4">The basic intution <text:span text:style-name="T7">that determines Uberwrong Logic</text:span> is the following:</text:p>
      <text:p text:style-name="P4"/>
      <text:p text:style-name="P4"><text:tab/>uberwrong ⋀ smart == uberwrong</text:p>
      <text:p text:style-name="P4"/>
      <text:p text:style-name="P7">For example, when compos<text:span text:style-name="T11">ing</text:span><text:span text:style-name="T5"><text:reference-ref text:reference-format="text" text:ref-name="object composition">[3]</text:reference-ref></text:span> two systems, both which are impressive, but where one is wrong and the other is correct, one gets a “uberwrong” system, that is “impressively wrong”, because errors propagate by composition.</text:p>
      <text:p text:style-name="P4"/>
      <text:p text:style-name="P4">The rest of the truth table of AND is derived using common mathematical properties <text:span text:style-name="T7">such as symmetry</text:span><text:span text:style-name="T6"><text:reference-ref text:reference-format="text" text:ref-name="symmetric relation">[4]</text:reference-ref></text:span><text:span text:style-name="T7">, idempotence</text:span><text:span text:style-name="T6"><text:reference-ref text:reference-format="text" text:ref-name="idempotence">[5]</text:reference-ref></text:span><text:span text:style-name="T7">, independent determinance of the second bit, and lost impressiveness. One gets the exact same truth table for AND as for Answered Modal Logic, hence one can translate back and forth to make reasoning easier.</text:span></text:p>
      <text:p text:style-name="P4"/>
      <text:p text:style-name="P4">There are two involution<text:span text:style-name="T4"><text:reference-ref text:reference-format="text" text:ref-name="involution">[6]</text:reference-ref></text:span> operators in Uberwrong Logic:</text:p>
      <text:p text:style-name="P4"/>
      <text:p text:style-name="P4"><text:tab/>not<text:span text:style-name="T2">i</text:span><text:tab/><text:tab/>Flips impressiveness<text:tab/><text:tab/>`¬` in Answered Modal Logic</text:p>
      <text:p text:style-name="P4"><text:tab/>not<text:span text:style-name="T2">c</text:span><text:tab/><text:tab/>Flips correctness<text:tab/><text:tab/>`not` in Answered Modal Logic</text:p>
      <text:p text:style-name="P4"/>
      <text:p text:style-name="P4">Other truth tables follow from the definition of AND and NOT<text:span text:style-name="T2">C</text:span> <text:span text:style-name="T2">(</text:span>as NOT<text:span text:style-name="T2">)</text:span> to construct NAND<text:span text:style-name="T4"><text:reference-ref text:reference-format="text" text:ref-name="nand gate">[7]</text:reference-ref></text:span>:</text:p>
      <text:p text:style-name="P4"/>
      <text:p text:style-name="P4"><text:tab/>nand &lt;=&gt; not<text:span text:style-name="T2">c</text:span> · and</text:p>
      <text:p text:style-name="P5"/>
      <text:p text:style-name="P6">Uberwrong Logic can be used to translate back and forth to Answered Modal Logic.<text:line-break/>This is beneficial, since Answered Modal Logic is very hard to reason about <text:span text:style-name="T7">and Uberwrong Logic is more intuitive</text:span>.</text:p>
      <text:p text:style-name="P6"/>
      <text:p text:style-name="P8">Using the philosphy of Martin Heidegger<text:span text:style-name="T4"><text:reference-ref text:reference-format="text" text:ref-name="martin heidegger">[8]</text:reference-ref></text:span>, there <text:span text:style-name="T12">are</text:span> <text:span text:style-name="T12">16</text:span> authentic <text:span text:style-name="T12">binary </text:span>operators and <text:span text:style-name="T12">16</text:span> inauthentic <text:span text:style-name="T12">binary </text:span>operators. To convert the authenticity of some operator `f`, one can use the normal path<text:span text:style-name="T4"><text:reference-ref text:reference-format="text" text:ref-name="normal paths">[9]</text:reference-ref></text:span> `f[noti]`. For example, `and` might be thought of as an authentic construction with the corresponding inauthentic construction `and[noti]`, which constructs impressiveness from anything by combining it with uberwrong statements. <text:span text:style-name="T10">Noticably, smart statements do not have this property.</text:span></text:p>
      <text:h text:style-name="P13" text:outline-level="3">References:</text:h>
      <text:p text:style-name="P6"/>
      <text:p text:style-name="P6"><text:reference-mark-start text:name="answered modal logic"/>[1]<text:reference-mark-end text:name="answered modal logic"/><text:tab/>“Answered Modal Logic”</text:p>
      <text:p text:style-name="P6"><text:tab/>Sven Nilsen, 2020</text:p>
      <text:p text:style-name="P6"><text:tab/><text:a xlink:type="simple" xlink:href="https://github.com/advancedresearch/path_semantics/blob/master/papers-wip/answered-modal-logic.pdf" text:style-name="Internet_20_link" text:visited-style-name="Visited_20_Internet_20_Link"><text:span text:style-name="T3">https://github.com/advancedresearch/path_semantics/blob/master/papers-wip/answered-modal-logic.pdf</text:span></text:a></text:p>
      <text:p text:style-name="P6"/>
      <text:p text:style-name="P7"><text:reference-mark-start text:name="truth tables"/>[2]<text:reference-mark-end text:name="truth tables"/><text:tab/>“Truth Tables for Answered Modal Logic”</text:p>
      <text:p text:style-name="P7"><text:tab/>Sven Nilsen, 2020</text:p>
      <text:p text:style-name="P7"><text:tab/><text:a xlink:type="simple" xlink:href="https://github.com/advancedresearch/path_semantics/blob/master/papers-wip/truth-tables-for-answered-modal-logic.pdf" text:style-name="Internet_20_link" text:visited-style-name="Visited_20_Internet_20_Link"><text:span text:style-name="T8">https://github.com/advancedresearch/path_semantics/blob/master/papers-wip/truth-tables-for-answered-modal-logic.pdf</text:span></text:a></text:p>
      <text:p text:style-name="P7"/>
      <text:p text:style-name="P9"><text:reference-mark-start text:name="object composition"/>[3]<text:reference-mark-end text:name="object composition"/><text:tab/>“Object composition”</text:p>
      <text:p text:style-name="P9"><text:tab/>Wikipedia</text:p>
      <text:p text:style-name="P9"><text:tab/><text:a xlink:type="simple" xlink:href="https://en.wikipedia.org/wiki/Object_composition" text:style-name="Internet_20_link" text:visited-style-name="Visited_20_Internet_20_Link"><text:span text:style-name="T3">https://en.wikipedia.org/wiki/Object_composition</text:span></text:a></text:p>
      <text:p text:style-name="P9"/>
      <text:p text:style-name="P9"><text:reference-mark-start text:name="symmetric relation"/>[4]<text:reference-mark-end text:name="symmetric relation"/><text:tab/>“Symmetric relation”</text:p>
      <text:p text:style-name="P9"><text:tab/>Wikipedia</text:p>
      <text:p text:style-name="P9"><text:tab/><text:a xlink:type="simple" xlink:href="https://en.wikipedia.org/wiki/Symmetric_relation" text:style-name="Internet_20_link" text:visited-style-name="Visited_20_Internet_20_Link"><text:span text:style-name="T3">https://en.wikipedia.org/wiki/Symmetric_relation</text:span></text:a></text:p>
      <text:p text:style-name="P9"/>
      <text:p text:style-name="P10"><text:reference-mark-start text:name="idempotence"/>[5]<text:reference-mark-end text:name="idempotence"/><text:tab/>“Idempotence”</text:p>
      <text:p text:style-name="P10"><text:tab/>Wikipedia</text:p>
      <text:p text:style-name="P10"><text:tab/><text:a xlink:type="simple" xlink:href="https://en.wikipedia.org/wiki/Idempotence" text:style-name="Internet_20_link" text:visited-style-name="Visited_20_Internet_20_Link"><text:span text:style-name="T3">https://en.wikipedia.org/wiki/Idempotence</text:span></text:a></text:p>
      <text:p text:style-name="P10"/>
      <text:p text:style-name="P10"><text:reference-mark-start text:name="involution"/>[6]<text:reference-mark-end text:name="involution"/><text:tab/>“Involution (mathematics)”</text:p>
      <text:p text:style-name="P10"><text:tab/>Wikipedia</text:p>
      <text:p text:style-name="P10"><text:tab/><text:a xlink:type="simple" xlink:href="https://en.wikipedia.org/wiki/Involution_(mathematics" text:style-name="Internet_20_link" text:visited-style-name="Visited_20_Internet_20_Link"><text:span text:style-name="T3">https://en.wikipedia.org/wiki/Involution_(mathematics</text:span></text:a><text:span text:style-name="T3">)</text:span></text:p>
      <text:p text:style-name="P10"/>
      <text:p text:style-name="P11"><text:reference-mark-start text:name="nand gate"/>[7]<text:reference-mark-end text:name="nand gate"/><text:tab/>“NAND gate”</text:p>
      <text:p text:style-name="P11"><text:tab/>Wikipedia</text:p>
      <text:p text:style-name="P11"><text:tab/><text:a xlink:type="simple" xlink:href="https://en.wikipedia.org/wiki/NAND_gate" text:style-name="Internet_20_link" text:visited-style-name="Visited_20_Internet_20_Link"><text:span text:style-name="T3">https://en.wikipedia.org/wiki/NAND_gate</text:span></text:a></text:p>
      <text:p text:style-name="P11"/>
      <text:p text:style-name="P12"><text:reference-mark-start text:name="martin heidegger"/>[8]<text:reference-mark-end text:name="martin heidegger"/><text:tab/>“Martin Heidegger”</text:p>
      <text:p text:style-name="P12"><text:tab/>Wikipedia</text:p>
      <text:p text:style-name="P12"><text:tab/><text:a xlink:type="simple" xlink:href="https://en.wikipedia.org/wiki/Martin_Heidegger" text:style-name="Internet_20_link" text:visited-style-name="Visited_20_Internet_20_Link"><text:span text:style-name="T3">https://en.wikipedia.org/wiki/Martin_Heidegger</text:span></text:a></text:p>
      <text:p text:style-name="P12"/>
      <text:p text:style-name="P12"><text:reference-mark-start text:name="normal paths"/>[9]<text:reference-mark-end text:name="normal paths"/><text:tab/>“Normal Paths”</text:p>
      <text:p text:style-name="P12"><text:tab/>Sven Nilsen, 2019</text:p>
      <text:p text:style-name="P12"><text:tab/><text:a xlink:type="simple" xlink:href="https://github.com/advancedresearch/path_semantics/blob/master/papers-wip/normal-paths.pdf" text:style-name="Internet_20_link" text:visited-style-name="Visited_20_Internet_20_Link"><text:span text:style-name="T3">https://github.com/advancedresearch/path_semantics/blob/master/papers-wip/normal-paths.pdf</text:span></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4T20:16:17.725725476</meta:creation-date>
    <dc:date>2022-07-27T00:48:23.354242900</dc:date>
    <meta:editing-duration>PT17M14S</meta:editing-duration>
    <meta:editing-cycles>2</meta:editing-cycles>
    <meta:generator>LibreOffice/7.2.2.2$MacOSX_X86_64 LibreOffice_project/02b2acce88a210515b4a5bb2e46cbfb63fe97d56</meta:generator>
    <meta:document-statistic meta:table-count="0" meta:image-count="0" meta:object-count="0" meta:page-count="2" meta:paragraph-count="50" meta:word-count="417" meta:character-count="3251" meta:non-whitespace-character-count="2854"/>
  </office:meta>
</office:document-meta>
</file>